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BDE8DD5BB6BF828035.png" manifest:media-type="image/png"/>
  <manifest:file-entry manifest:full-path="Pictures/10000000000002030000011D43451FBE73422A45.png" manifest:media-type="image/png"/>
  <manifest:file-entry manifest:full-path="Pictures/1000000000000168000000D840CE6649308C77BE.png" manifest:media-type="image/png"/>
  <manifest:file-entry manifest:full-path="Pictures/10000000000000960000009C5BFDD8397543A021.png" manifest:media-type="image/png"/>
  <manifest:file-entry manifest:full-path="Pictures/10000000000000450000004572B2D9BAB87B9C66.png" manifest:media-type="image/png"/>
  <manifest:file-entry manifest:full-path="Pictures/10000000000000C8000000C82559B66542236388.png" manifest:media-type="image/png"/>
  <manifest:file-entry manifest:full-path="Pictures/100000000000006900000082DF76FECDB39982DC.png" manifest:media-type="image/png"/>
  <manifest:file-entry manifest:full-path="Pictures/10000000000000E6000000E6C1B85F08207E6193.png" manifest:media-type="image/png"/>
  <manifest:file-entry manifest:full-path="Pictures/100000000000002D0000002FC9794CDF0948B66F.png" manifest:media-type="image/png"/>
  <manifest:file-entry manifest:full-path="Pictures/100000000000007F000000BBDEA80E5DDA071A7B.png" manifest:media-type="image/png"/>
  <manifest:file-entry manifest:full-path="Pictures/100000000000002F0000004CF73EACFE50ECCD6C.png" manifest:media-type="image/png"/>
  <manifest:file-entry manifest:full-path="Pictures/10000000000000350000004106CF118CFCC042F1.png" manifest:media-type="image/png"/>
  <manifest:file-entry manifest:full-path="Pictures/100000000000004C00000039911BF2FC63D3EF2A.png" manifest:media-type="image/png"/>
  <manifest:file-entry manifest:full-path="Pictures/100000000000003C0000003CCC9273DAB2E012B9.png" manifest:media-type="image/png"/>
  <manifest:file-entry manifest:full-path="Pictures/100000000000001800000026016AD2314D7D11ED.png" manifest:media-type="image/png"/>
  <manifest:file-entry manifest:full-path="Pictures/1000000000000118000000B4087750E64465E083.png" manifest:media-type="image/png"/>
  <manifest:file-entry manifest:full-path="Pictures/100000000000008200000061DE2CB4223F1E50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6" style:family="graphic" style:parent-style-name="standard">
      <style:graphic-properties svg:stroke-width="0.2cm" svg:stroke-color="#ffcc00" draw:marker-start="" draw:marker-start-width="0.8cm" draw:marker-end="Symmetric_20_Arrow" draw:marker-end-width="0.8cm" draw:fill-color="#ffff00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33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draw:fill="solid" draw:fill-color="#ff3333" dr3d:vertical-segments="16" dr3d:close-front="true" dr3d:close-back="tru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47cm"/>
    </style:style>
    <style:style style:name="gr10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66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1" style:family="graphic" style:parent-style-name="standard">
      <style:graphic-properties draw:stroke="none" draw:fill="solid" draw:fill-color="#ff6600" dr3d:vertical-segments="16" dr3d:close-front="true" dr3d:close-back="tru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</style:style>
    <style:style style:name="gr14" style:family="graphic" style:parent-style-name="standard">
      <style:graphic-properties svg:stroke-width="0.2cm" svg:stroke-color="#ff3300" draw:marker-start="Symmetric_20_Arrow" draw:marker-start-width="0.8cm" draw:marker-end-width="0.8cm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3cm" svg:stroke-color="#ffcc00" draw:marker-start-width="1.1cm" draw:marker-end="Symmetric_20_Arrow" draw:marker-end-width="1.1cm" draw:fill-color="#ffff00" draw:textarea-vertical-align="middle" fo:padding-top="0.275cm" fo:padding-bottom="0.275cm" fo:padding-left="0.4cm" fo:padding-right="0.4cm"/>
    </style:style>
    <style:style style:name="gr16" style:family="graphic" style:parent-style-name="standard">
      <style:graphic-properties svg:stroke-width="0.3cm" svg:stroke-color="#ff3300" draw:marker-start-width="1.1cm" draw:marker-end="Symmetric_20_Arrow" draw:marker-end-width="1.1cm" draw:textarea-vertical-align="middle" fo:padding-top="0.275cm" fo:padding-bottom="0.275cm" fo:padding-left="0.4cm" fo:padding-right="0.4cm"/>
    </style:style>
    <style:style style:name="gr17" style:family="graphic" style:parent-style-name="standard">
      <style:graphic-properties svg:stroke-width="0.2cm" svg:stroke-color="#ff3300" draw:marker-start-width="0.8cm" draw:marker-end="Symmetric_20_Arrow" draw:marker-end-width="0.8cm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svg:stroke-width="0.2cm" svg:stroke-color="#ffcc00" draw:marker-start-width="0.8cm" draw:marker-end="Symmetric_20_Arrow" draw:marker-end-width="0.8cm" draw:fill-color="#ffff00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2cm" svg:stroke-color="#ff3300" draw:marker-start-width="0.8cm" draw:marker-end-width="0.8cm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ff3300" draw:marker-start="Symmetric_20_Arrow" draw:marker-start-width="0.8cm" draw:marker-end-width="0.8cm" draw:fill-color="#ffff00" draw:textarea-vertical-align="middle" fo:padding-top="0.225cm" fo:padding-bottom="0.225cm" fo:padding-left="0.35cm" fo:padding-right="0.35cm" draw:shadow="visible" draw:shadow-offset-x="0.1cm" draw:shadow-offset-y="0.1cm" draw:shadow-color="#ffff00"/>
    </style:style>
    <style:style style:name="gr21" style:family="graphic" style:parent-style-name="standard">
      <style:graphic-properties svg:stroke-width="0.2cm" svg:stroke-color="#ff3300" draw:marker-start-width="0.8cm" draw:marker-end-width="0.8cm" draw:textarea-vertical-align="middle" fo:padding-top="0.225cm" fo:padding-bottom="0.225cm" fo:padding-left="0.35cm" fo:padding-right="0.35cm" draw:shadow="visible" draw:shadow-offset-x="0.1cm" draw:shadow-offset-y="0.1cm" draw:shadow-color="#ffff00"/>
    </style:style>
    <style:style style:name="gr22" style:family="graphic" style:parent-style-name="standard">
      <style:graphic-properties svg:stroke-width="0.2cm" svg:stroke-color="#ff3300" draw:marker-start="Symmetric_20_Arrow" draw:marker-start-width="0.8cm" draw:marker-end="" draw:marker-end-width="0.8cm" draw:textarea-vertical-align="middle" fo:padding-top="0.225cm" fo:padding-bottom="0.225cm" fo:padding-left="0.35cm" fo:padding-right="0.35cm" draw:shadow="visible" draw:shadow-offset-x="0.1cm" draw:shadow-offset-y="0.1cm" draw:shadow-color="#ffff00"/>
    </style:style>
    <style:style style:name="gr23" style:family="graphic" style:parent-style-name="standard">
      <style:graphic-properties draw:fill-color="#66ccff" draw:textarea-horizontal-align="justify" draw:textarea-vertical-align="middle" draw:auto-grow-height="false" fo:min-height="1.528cm" fo:min-width="2.0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69cm"/>
    </style:style>
    <style:style style:name="gr36" style:family="graphic" style:parent-style-name="standard">
      <style:graphic-properties svg:stroke-color="#99ffff" draw:textarea-vertical-align="middle"/>
    </style:style>
    <style:style style:name="gr37" style:family="graphic" style:parent-style-name="standard">
      <style:graphic-properties svg:stroke-color="#ff3333" draw:marker-start="Arrow" draw:marker-start-width="0.3cm" draw:marker-end="Arrow" draw:marker-end-width="0.3cm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66ccff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625cm" svg:height="7.54cm" svg:x="1.016cm" svg:y="3.048cm">
          <draw:image xlink:href="Pictures/10000000000002030000011D43451FBE73422A45.png" xlink:type="simple" xlink:show="embed" xlink:actuate="onLoad">
            <text:p/>
          </draw:image>
        </draw:frame>
        <draw:frame draw:style-name="gr2" draw:text-style-name="P2" draw:layer="layout" svg:width="7.965cm" svg:height="0.962cm" svg:x="1.809cm" svg:y="1.27cm">
          <draw:text-box>
            <text:p>herz nr230-455 <text:s/>1 7712 63</text:p>
          </draw:text-box>
        </draw:frame>
        <draw:frame draw:style-name="gr1" draw:text-style-name="P1" draw:layer="layout" svg:width="9.524cm" svg:height="5.714cm" svg:x="17.146cm" svg:y="3.302cm">
          <draw:image xlink:href="Pictures/1000000000000168000000D840CE6649308C77BE.png" xlink:type="simple" xlink:show="embed" xlink:actuate="onLoad">
            <text:p/>
          </draw:image>
        </draw:frame>
        <draw:frame draw:style-name="gr1" draw:text-style-name="P1" draw:layer="layout" svg:width="3.968cm" svg:height="4.127cm" svg:x="17.114cm" svg:y="9.335cm">
          <draw:image xlink:href="Pictures/10000000000000960000009C5BFDD8397543A021.png" xlink:type="simple" xlink:show="embed" xlink:actuate="onLoad">
            <text:p/>
          </draw:image>
        </draw:frame>
        <draw:frame draw:style-name="gr1" draw:text-style-name="P1" draw:layer="layout" svg:width="2.777cm" svg:height="3.438cm" svg:x="4.589cm" svg:y="11.176cm">
          <draw:image xlink:href="Pictures/100000000000006900000082DF76FECDB39982D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5.29cm" svg:height="5.29cm" svg:x="3.854cm" svg:y="4.318cm">
          <draw:image xlink:href="Pictures/10000000000000C8000000C82559B66542236388.png" xlink:type="simple" xlink:show="embed" xlink:actuate="onLoad">
            <text:p/>
          </draw:image>
        </draw:frame>
        <draw:frame draw:style-name="gr4" draw:text-style-name="P2" draw:layer="layout" svg:width="4.511cm" svg:height="0.962cm" svg:x="4.826cm" svg:y="1.778cm">
          <draw:text-box>
            <text:p>DAB EVOSTA</text:p>
          </draw:text-box>
        </draw:frame>
        <draw:frame draw:style-name="gr5" draw:text-style-name="P2" draw:layer="layout" svg:width="5.078cm" svg:height="0.962cm" svg:x="17.018cm" svg:y="2.032cm">
          <draw:text-box>
            <text:p>DAV EVOTRON</text:p>
          </draw:text-box>
        </draw:frame>
        <draw:frame draw:style-name="gr1" draw:text-style-name="P1" draw:layer="layout" svg:width="6.666cm" svg:height="4.999cm" svg:x="15.94cm" svg:y="4.399cm">
          <draw:image xlink:href="Pictures/10000000000000FC000000BDE8DD5BB6BF828035.png" xlink:type="simple" xlink:show="embed" xlink:actuate="onLoad">
            <text:p/>
          </draw:image>
        </draw:frame>
        <draw:frame draw:style-name="gr1" draw:text-style-name="P1" draw:layer="layout" svg:width="6.084cm" svg:height="6.084cm" svg:x="10.426cm" svg:y="9.398cm">
          <draw:image xlink:href="Pictures/10000000000000E6000000E6C1B85F08207E6193.png" xlink:type="simple" xlink:show="embed" xlink:actuate="onLoad">
            <text:p/>
          </draw:image>
        </draw:frame>
        <draw:frame draw:style-name="gr1" draw:text-style-name="P1" draw:layer="layout" svg:width="1.242cm" svg:height="2.01cm" svg:x="21.872cm" svg:y="11.706cm">
          <draw:image xlink:href="Pictures/100000000000002F0000004CF73EACFE50ECCD6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xml:id="id4" draw:id="id4" draw:layer="layout" svg:width="2.597cm" svg:height="3.824cm" svg:x="4.515cm" svg:y="1.778cm">
          <draw:image xlink:href="Pictures/100000000000007F000000BBDEA80E5DDA071A7B.png" xlink:type="simple" xlink:show="embed" xlink:actuate="onLoad">
            <text:p/>
          </draw:image>
        </draw:frame>
        <draw:connector draw:style-name="gr6" draw:text-style-name="P4" draw:layer="layout" svg:x1="17.04cm" svg:y1="10.16cm" svg:x2="5.018cm" svg:y2="9.105cm" draw:start-shape="id1" draw:start-glue-point="3" draw:end-shape="id2" draw:end-glue-point="2" svg:d="M17040 10160h-12022v-1055" svg:viewBox="0 0 12023 1056">
          <text:p/>
        </draw:connector>
        <dr3d:scene draw:style-name="gr7" xml:id="id5" draw:id="id5" svg:width="2.794cm" svg:height="5.08cm" svg:x="11.938cm" svg:y="4.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z"/>
        </dr3d:scene>
        <draw:frame draw:style-name="gr9" draw:text-style-name="P5" draw:layer="layout" svg:width="2.047cm" svg:height="0.962cm" svg:x="12.192cm" svg:y="7.14cm">
          <draw:text-box>
            <text:p><text:span text:style-name="T1">boiler</text:span></text:p>
          </draw:text-box>
        </draw:frame>
        <dr3d:scene draw:style-name="gr10" xml:id="id7" draw:id="id7" svg:width="2.794cm" svg:height="4.834cm" svg:x="19.05cm" svg:y="7.6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5000 2500 10000" svg:d="M0-5000h250 250 500 500 500 250 250v10000h-250-250-500-500-500-250-250z"/>
        </dr3d:scene>
        <draw:frame draw:style-name="gr12" draw:text-style-name="P5" draw:layer="layout" svg:width="2.111cm" svg:height="0.962cm" svg:x="19.479cm" svg:y="10.968cm">
          <draw:text-box>
            <text:p><text:span text:style-name="T1">puffer</text:span></text:p>
          </draw:text-box>
        </draw:frame>
        <draw:frame draw:style-name="gr1" draw:text-style-name="P1" xml:id="id2" draw:id="id2" draw:layer="layout" svg:width="1.401cm" svg:height="1.719cm" svg:x="4.318cm" svg:y="7.386cm">
          <draw:image xlink:href="Pictures/10000000000000350000004106CF118CFCC042F1.png" xlink:type="simple" xlink:show="embed" xlink:actuate="onLoad">
            <text:p/>
          </draw:image>
        </draw:frame>
        <draw:frame draw:style-name="gr1" draw:text-style-name="P1" xml:id="id3" draw:id="id3" draw:layer="layout" svg:width="1.401cm" svg:height="1.719cm" svg:x="8.89cm" svg:y="6.886cm">
          <draw:image xlink:href="Pictures/10000000000000350000004106CF118CFCC042F1.png" xlink:type="simple" xlink:show="embed" xlink:actuate="onLoad">
            <text:p/>
          </draw:image>
        </draw:frame>
        <draw:frame draw:style-name="gr1" draw:text-style-name="P1" xml:id="id9" draw:id="id9" draw:layer="layout" svg:width="1.189cm" svg:height="1.242cm" svg:x="16.002cm" svg:y="12.982cm">
          <draw:image xlink:href="Pictures/100000000000002D0000002FC9794CDF0948B66F.png" xlink:type="simple" xlink:show="embed" xlink:actuate="onLoad">
            <text:p/>
          </draw:image>
        </draw:frame>
        <draw:frame draw:style-name="gr13" draw:text-style-name="P2" draw:layer="layout" svg:width="1.666cm" svg:height="0.962cm" svg:x="5.192cm" svg:y="2.54cm">
          <draw:text-box>
            <text:p>Gaz</text:p>
          </draw:text-box>
        </draw:frame>
        <draw:frame draw:style-name="gr1" draw:text-style-name="P1" xml:id="id6" draw:id="id6" draw:layer="layout" svg:width="1.332cm" svg:height="1.332cm" svg:x="17.526cm" svg:y="11.614cm">
          <draw:image xlink:href="Pictures/100000000000003C0000003CCC9273DAB2E012B9.png" xlink:type="simple" xlink:show="embed" xlink:actuate="onLoad">
            <text:p/>
          </draw:image>
        </draw:frame>
        <draw:frame draw:style-name="gr1" draw:text-style-name="P1" xml:id="id1" draw:id="id1" draw:layer="layout" svg:width="2.01cm" svg:height="1.507cm" svg:x="17.04cm" svg:y="9.407cm">
          <draw:image xlink:href="Pictures/100000000000004C00000039911BF2FC63D3EF2A.png" xlink:type="simple" xlink:show="embed" xlink:actuate="onLoad">
            <text:p/>
          </draw:image>
        </draw:frame>
        <draw:connector draw:style-name="gr14" draw:text-style-name="P6" draw:layer="layout" svg:x1="8.89cm" svg:y1="7.745cm" svg:x2="7.112cm" svg:y2="3.69cm" draw:start-shape="id3" draw:start-glue-point="3" draw:end-shape="id4" draw:end-glue-point="1" svg:d="M8890 7745h-889v-4055h-889" svg:viewBox="0 0 1779 4056">
          <text:p/>
        </draw:connector>
        <draw:connector draw:style-name="gr15" draw:text-style-name="P4" draw:layer="layout" svg:x1="4.318cm" svg:y1="8.245cm" svg:x2="3.809cm" svg:y2="1.965cm" draw:start-shape="id2" draw:start-glue-point="3" svg:d="M4318 8245h-504v-6280h-5" svg:viewBox="0 0 510 6281">
          <text:p/>
        </draw:connector>
        <draw:connector draw:style-name="gr16" draw:text-style-name="P6" draw:layer="layout" svg:x1="13.335cm" svg:y1="4.12cm" svg:x2="13.324cm" svg:y2="1.751cm" draw:start-shape="id5" draw:start-glue-point="0" svg:d="M13335 4120v-1434h-11v-935" svg:viewBox="0 0 12 2370">
          <text:p/>
        </draw:connector>
        <draw:connector draw:style-name="gr14" draw:text-style-name="P6" draw:layer="layout" svg:x1="11.938cm" svg:y1="6.66cm" svg:x2="10.291cm" svg:y2="7.745cm" draw:start-shape="id5" draw:end-shape="id3" svg:d="M11938 6660h-823v1085h-824" svg:viewBox="0 0 1648 1086">
          <text:p/>
        </draw:connector>
        <draw:connector draw:style-name="gr17" draw:text-style-name="P6" draw:layer="layout" svg:x1="17.526cm" svg:y1="12.28cm" svg:x2="9.59cm" svg:y2="8.605cm" draw:start-shape="id6" draw:start-glue-point="3" draw:end-shape="id3" draw:end-glue-point="2" svg:d="M17526 12280h-7936v-3675" svg:viewBox="0 0 7937 3676">
          <text:p/>
        </draw:connector>
        <draw:connector draw:style-name="gr18" draw:text-style-name="P4" draw:layer="layout" svg:x1="5.813cm" svg:y1="5.602cm" svg:x2="5.018cm" svg:y2="7.386cm" draw:start-shape="id4" draw:end-shape="id2" draw:end-glue-point="0" svg:d="M5813 5602v892h-795v892" svg:viewBox="0 0 796 1785">
          <text:p/>
        </draw:connector>
        <draw:connector draw:style-name="gr19" draw:text-style-name="P6" draw:layer="layout" svg:x1="20.447cm" svg:y1="7.612cm" svg:x2="18.045cm" svg:y2="9.407cm" draw:start-shape="id7" draw:start-glue-point="0" draw:end-shape="id1" svg:d="M20447 7612v-500h-2402v2295" svg:viewBox="0 0 2403 2296">
          <text:p/>
        </draw:connector>
        <draw:connector draw:style-name="gr19" draw:text-style-name="P6" draw:layer="layout" svg:x1="18.192cm" svg:y1="11.614cm" svg:x2="18.045cm" svg:y2="10.914cm" draw:start-shape="id6" draw:start-glue-point="0" draw:end-shape="id1" draw:end-glue-point="2" svg:d="M18192 11614v-350h-147v-350" svg:viewBox="0 0 148 701">
          <text:p/>
        </draw:connector>
        <draw:frame draw:style-name="gr1" draw:text-style-name="P1" xml:id="id8" draw:id="id8" draw:layer="layout" svg:width="1.824cm" svg:height="1.824cm" svg:x="6.858cm" svg:y="12.7cm">
          <draw:image xlink:href="Pictures/10000000000000450000004572B2D9BAB87B9C66.png" xlink:type="simple" xlink:show="embed" xlink:actuate="onLoad">
            <text:p/>
          </draw:image>
        </draw:frame>
        <draw:connector draw:style-name="gr20" draw:text-style-name="P4" xml:id="id10" draw:id="id10" draw:layer="layout" svg:x1="13.335cm" svg:y1="9.2cm" svg:x2="8.682cm" svg:y2="13.612cm" draw:start-shape="id5" draw:start-glue-point="2" draw:end-shape="id8" draw:end-glue-point="1" svg:d="M13335 9200v4412h-4653" svg:viewBox="0 0 4654 4413">
          <text:p/>
        </draw:connector>
        <draw:connector draw:style-name="gr21" draw:text-style-name="P6" draw:layer="layout" svg:x1="16.002cm" svg:y1="13.603cm" svg:x2="13.335cm" svg:y2="13.612cm" draw:start-shape="id9" draw:start-glue-point="3" draw:end-shape="id10" draw:end-glue-point="0" svg:d="M16002 13603h-1083v9h-1584" svg:viewBox="0 0 2668 10">
          <text:p/>
        </draw:connector>
        <draw:connector draw:style-name="gr22" draw:text-style-name="P6" draw:layer="layout" svg:x1="20.447cm" svg:y1="12.446cm" svg:x2="17.191cm" svg:y2="13.603cm" draw:start-shape="id7" draw:start-glue-point="2" draw:end-shape="id9" draw:end-glue-point="1" svg:d="M20447 12446v1157h-3256" svg:viewBox="0 0 3257 1158">
          <text:p/>
        </draw:connector>
        <draw:frame draw:style-name="gr1" draw:text-style-name="P1" draw:layer="layout" svg:width="0.634cm" svg:height="1.004cm" svg:x="14.732cm" svg:y="7.902cm">
          <draw:image xlink:href="Pictures/100000000000001800000026016AD2314D7D11E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.401cm" svg:height="1.719cm" svg:x="3.679cm" svg:y="10.414cm">
          <draw:image xlink:href="Pictures/10000000000000350000004106CF118CFCC042F1.png" xlink:type="simple" xlink:show="embed" xlink:actuate="onLoad">
            <text:p/>
          </draw:image>
        </draw:frame>
        <draw:frame draw:style-name="gr1" draw:text-style-name="P1" draw:layer="layout" svg:width="1.401cm" svg:height="1.719cm" svg:x="3.677cm" svg:y="12.7cm">
          <draw:image xlink:href="Pictures/10000000000000350000004106CF118CFCC042F1.png" xlink:type="simple" xlink:show="embed" xlink:actuate="onLoad">
            <text:p/>
          </draw:image>
        </draw:frame>
        <draw:frame draw:style-name="gr1" draw:text-style-name="P1" xml:id="id12" draw:id="id12" draw:layer="layout" svg:width="2.01cm" svg:height="1.507cm" svg:x="8.799cm" svg:y="3.132cm">
          <draw:image xlink:href="Pictures/100000000000004C00000039911BF2FC63D3EF2A.png" xlink:type="simple" xlink:show="embed" xlink:actuate="onLoad">
            <text:p/>
          </draw:image>
        </draw:frame>
        <draw:frame draw:style-name="gr1" draw:text-style-name="P1" xml:id="id15" draw:id="id15" draw:layer="layout" svg:width="1.332cm" svg:height="1.332cm" svg:x="9.398cm" svg:y="5.272cm">
          <draw:image xlink:href="Pictures/100000000000003C0000003CCC9273DAB2E012B9.png" xlink:type="simple" xlink:show="embed" xlink:actuate="onLoad">
            <text:p/>
          </draw:image>
        </draw:frame>
        <draw:frame draw:style-name="gr1" draw:text-style-name="P1" xml:id="id18" draw:id="id18" draw:layer="layout" svg:width="2.597cm" svg:height="3.824cm" svg:x="4.516cm" svg:y="1.778cm">
          <draw:image xlink:href="Pictures/100000000000007F000000BBDEA80E5DDA071A7B.png" xlink:type="simple" xlink:show="embed" xlink:actuate="onLoad">
            <text:p/>
          </draw:image>
        </draw:frame>
        <draw:frame draw:style-name="gr1" draw:text-style-name="P1" xml:id="id29" draw:id="id29" draw:layer="layout" svg:width="4.811cm" svg:height="3.093cm" svg:x="20.828cm" svg:y="1.415cm">
          <draw:image xlink:href="Pictures/1000000000000118000000B4087750E64465E083.png" xlink:type="simple" xlink:show="embed" xlink:actuate="onLoad">
            <text:p/>
          </draw:image>
        </draw:frame>
        <draw:frame draw:style-name="gr1" draw:text-style-name="P1" draw:layer="layout" svg:width="2.092cm" svg:height="1.561cm" svg:x="25.594cm" svg:y="0.254cm">
          <draw:image xlink:href="Pictures/100000000000008200000061DE2CB4223F1E507F.png" xlink:type="simple" xlink:show="embed" xlink:actuate="onLoad">
            <text:p/>
          </draw:image>
        </draw:frame>
        <draw:custom-shape draw:style-name="gr23" draw:text-style-name="P8" draw:layer="layout" svg:width="2.54cm" svg:height="1.778cm" svg:x="12.987cm" svg:y="2.84cm">
          <text:p/>
          <draw:enhanced-geometry svg:viewBox="0 0 21600 21600" draw:type="rectangle" draw:enhanced-path="M 0 0 L 21600 0 21600 21600 0 21600 0 0 Z N"/>
        </draw:custom-shape>
        <draw:frame draw:style-name="gr24" draw:text-style-name="P2" xml:id="id11" draw:id="id11" draw:layer="layout" svg:width="0.853cm" svg:height="0.962cm" svg:x="12.987cm" svg:y="2.84cm">
          <draw:text-box>
            <text:p>L</text:p>
          </draw:text-box>
        </draw:frame>
        <draw:frame draw:style-name="gr25" draw:text-style-name="P2" xml:id="id13" draw:id="id13" draw:layer="layout" svg:width="0.959cm" svg:height="0.962cm" svg:x="12.987cm" svg:y="3.802cm">
          <draw:text-box>
            <text:p>N</text:p>
          </draw:text-box>
        </draw:frame>
        <draw:frame draw:style-name="gr26" draw:text-style-name="P2" xml:id="id34" draw:id="id34" draw:layer="layout" svg:width="0.875cm" svg:height="0.962cm" svg:x="14.765cm" svg:y="2.894cm">
          <draw:text-box>
            <text:p>+</text:p>
          </draw:text-box>
        </draw:frame>
        <draw:frame draw:style-name="gr27" draw:text-style-name="P2" draw:layer="layout" svg:width="0.714cm" svg:height="0.962cm" svg:x="14.813cm" svg:y="3.656cm">
          <draw:text-box>
            <text:p>-</text:p>
          </draw:text-box>
        </draw:frame>
        <draw:connector draw:style-name="gr28" draw:text-style-name="P6" draw:layer="layout" svg:x1="12.987cm" svg:y1="3.321cm" svg:x2="10.809cm" svg:y2="3.885cm" draw:start-shape="id11" draw:start-glue-point="3" draw:end-shape="id12" svg:d="M12987 3321h-1089v564h-1089" svg:viewBox="0 0 2179 565">
          <text:p/>
        </draw:connector>
        <draw:connector draw:style-name="gr28" draw:text-style-name="P6" draw:layer="layout" svg:x1="12.987cm" svg:y1="4.283cm" svg:x2="10.809cm" svg:y2="3.885cm" draw:start-shape="id13" draw:start-glue-point="3" draw:end-shape="id12" svg:d="M12987 4283h-1089v-398h-1089" svg:viewBox="0 0 2179 399">
          <text:p/>
        </draw:connector>
        <draw:custom-shape draw:style-name="gr23" draw:text-style-name="P8" draw:layer="layout" svg:width="2.54cm" svg:height="1.778cm" svg:x="12.559cm" svg:y="5.188cm">
          <text:p/>
          <draw:enhanced-geometry svg:viewBox="0 0 21600 21600" draw:type="rectangle" draw:enhanced-path="M 0 0 L 21600 0 21600 21600 0 21600 0 0 Z N"/>
        </draw:custom-shape>
        <draw:frame draw:style-name="gr24" draw:text-style-name="P2" xml:id="id14" draw:id="id14" draw:layer="layout" svg:width="0.853cm" svg:height="0.962cm" svg:x="12.559cm" svg:y="5.188cm">
          <draw:text-box>
            <text:p>L</text:p>
          </draw:text-box>
        </draw:frame>
        <draw:frame draw:style-name="gr25" draw:text-style-name="P2" xml:id="id16" draw:id="id16" draw:layer="layout" svg:width="0.959cm" svg:height="0.962cm" svg:x="12.559cm" svg:y="6.15cm">
          <draw:text-box>
            <text:p>N</text:p>
          </draw:text-box>
        </draw:frame>
        <draw:frame draw:style-name="gr26" draw:text-style-name="P2" xml:id="id33" draw:id="id33" draw:layer="layout" svg:width="0.875cm" svg:height="0.962cm" svg:x="14.337cm" svg:y="5.242cm">
          <draw:text-box>
            <text:p>+</text:p>
          </draw:text-box>
        </draw:frame>
        <draw:frame draw:style-name="gr27" draw:text-style-name="P2" draw:layer="layout" svg:width="0.714cm" svg:height="0.962cm" svg:x="14.385cm" svg:y="6.004cm">
          <draw:text-box>
            <text:p>-</text:p>
          </draw:text-box>
        </draw:frame>
        <draw:connector draw:style-name="gr28" draw:text-style-name="P6" draw:layer="layout" svg:x1="12.559cm" svg:y1="5.669cm" svg:x2="10.73cm" svg:y2="5.938cm" draw:start-shape="id14" draw:start-glue-point="3" draw:end-shape="id15" svg:d="M12559 5669h-914v269h-915" svg:viewBox="0 0 1830 270">
          <text:p/>
        </draw:connector>
        <draw:connector draw:style-name="gr28" draw:text-style-name="P6" draw:layer="layout" svg:x1="12.559cm" svg:y1="6.631cm" svg:x2="10.73cm" svg:y2="5.938cm" draw:start-shape="id16" draw:start-glue-point="3" draw:end-shape="id15" draw:end-glue-point="1" svg:d="M12559 6631h-914v-693h-915" svg:viewBox="0 0 1830 694">
          <text:p/>
        </draw:connector>
        <draw:custom-shape draw:style-name="gr23" draw:text-style-name="P8" draw:layer="layout" svg:width="2.54cm" svg:height="1.778cm" svg:x="13.287cm" svg:y="0.508cm">
          <text:p/>
          <draw:enhanced-geometry svg:viewBox="0 0 21600 21600" draw:type="rectangle" draw:enhanced-path="M 0 0 L 21600 0 21600 21600 0 21600 0 0 Z N"/>
        </draw:custom-shape>
        <draw:frame draw:style-name="gr24" draw:text-style-name="P2" xml:id="id17" draw:id="id17" draw:layer="layout" svg:width="0.853cm" svg:height="0.962cm" svg:x="13.287cm" svg:y="0.508cm">
          <draw:text-box>
            <text:p>L</text:p>
          </draw:text-box>
        </draw:frame>
        <draw:frame draw:style-name="gr25" draw:text-style-name="P2" xml:id="id19" draw:id="id19" draw:layer="layout" svg:width="0.959cm" svg:height="0.962cm" svg:x="13.287cm" svg:y="1.47cm">
          <draw:text-box>
            <text:p>N</text:p>
          </draw:text-box>
        </draw:frame>
        <draw:frame draw:style-name="gr26" draw:text-style-name="P2" xml:id="id32" draw:id="id32" draw:layer="layout" svg:width="0.875cm" svg:height="0.962cm" svg:x="15.065cm" svg:y="0.562cm">
          <draw:text-box>
            <text:p>+</text:p>
          </draw:text-box>
        </draw:frame>
        <draw:frame draw:style-name="gr27" draw:text-style-name="P2" draw:layer="layout" svg:width="0.714cm" svg:height="0.962cm" svg:x="15.113cm" svg:y="1.324cm">
          <draw:text-box>
            <text:p>-</text:p>
          </draw:text-box>
        </draw:frame>
        <draw:connector draw:style-name="gr28" draw:text-style-name="P6" draw:layer="layout" svg:x1="13.287cm" svg:y1="0.989cm" svg:x2="5.814cm" svg:y2="1.778cm" draw:start-shape="id17" draw:start-glue-point="3" draw:end-shape="id18" draw:end-glue-point="0" svg:d="M13287 989h-7473v789" svg:viewBox="0 0 7474 790">
          <text:p/>
        </draw:connector>
        <draw:connector draw:style-name="gr28" draw:text-style-name="P6" draw:layer="layout" svg:x1="13.287cm" svg:y1="1.951cm" svg:x2="5.814cm" svg:y2="1.778cm" draw:start-shape="id19" draw:start-glue-point="3" draw:end-shape="id18" draw:end-glue-point="0" svg:d="M13287 1951h-3087v-673h-4386v500" svg:viewBox="0 0 7474 674">
          <text:p/>
        </draw:connector>
        <draw:frame draw:style-name="gr29" draw:text-style-name="P2" xml:id="id27" draw:id="id27" draw:layer="layout" svg:width="0.959cm" svg:height="0.962cm" svg:x="5.081cm" svg:y="10.668cm">
          <draw:text-box>
            <text:p>2</text:p>
          </draw:text-box>
        </draw:frame>
        <draw:frame draw:style-name="gr30" draw:text-style-name="P2" xml:id="id21" draw:id="id21" draw:layer="layout" svg:width="0.959cm" svg:height="0.962cm" svg:x="5.081cm" svg:y="10.014cm">
          <draw:text-box>
            <text:p>1</text:p>
          </draw:text-box>
        </draw:frame>
        <draw:frame draw:style-name="gr25" draw:text-style-name="P2" xml:id="id38" draw:id="id38" draw:layer="layout" svg:width="1.213cm" svg:height="0.962cm" svg:x="5.08cm" svg:y="11.457cm">
          <draw:text-box>
            <text:p>3</text:p>
          </draw:text-box>
        </draw:frame>
        <draw:frame draw:style-name="gr25" draw:text-style-name="P2" xml:id="id23" draw:id="id23" draw:layer="layout" svg:width="0.959cm" svg:height="0.962cm" svg:x="5.111cm" svg:y="13.216cm">
          <draw:text-box>
            <text:p>2</text:p>
          </draw:text-box>
        </draw:frame>
        <draw:frame draw:style-name="gr25" draw:text-style-name="P2" xml:id="id25" draw:id="id25" draw:layer="layout" svg:width="1.018cm" svg:height="0.962cm" svg:x="5.078cm" svg:y="12.441cm">
          <draw:text-box>
            <text:p>1</text:p>
          </draw:text-box>
        </draw:frame>
        <draw:frame draw:style-name="gr25" draw:text-style-name="P2" xml:id="id37" draw:id="id37" draw:layer="layout" svg:width="1.213cm" svg:height="0.962cm" svg:x="5.078cm" svg:y="13.884cm">
          <draw:text-box>
            <text:p>3</text:p>
          </draw:text-box>
        </draw:frame>
        <draw:custom-shape draw:style-name="gr23" draw:text-style-name="P8" draw:layer="layout" svg:width="2.54cm" svg:height="1.778cm" svg:x="12.841cm" svg:y="10.414cm">
          <text:p/>
          <draw:enhanced-geometry svg:viewBox="0 0 21600 21600" draw:type="rectangle" draw:enhanced-path="M 0 0 L 21600 0 21600 21600 0 21600 0 0 Z N"/>
        </draw:custom-shape>
        <draw:frame draw:style-name="gr24" draw:text-style-name="P2" xml:id="id20" draw:id="id20" draw:layer="layout" svg:width="0.853cm" svg:height="0.962cm" svg:x="12.841cm" svg:y="10.414cm">
          <draw:text-box>
            <text:p><text:span text:style-name="T2">L</text:span></text:p>
          </draw:text-box>
        </draw:frame>
        <draw:frame draw:style-name="gr25" draw:text-style-name="P2" xml:id="id26" draw:id="id26" draw:layer="layout" svg:width="0.959cm" svg:height="0.962cm" svg:x="12.841cm" svg:y="10.976cm">
          <draw:text-box>
            <text:p><text:span text:style-name="T2">N</text:span></text:p>
          </draw:text-box>
        </draw:frame>
        <draw:frame draw:style-name="gr26" draw:text-style-name="P2" xml:id="id31" draw:id="id31" draw:layer="layout" svg:width="0.875cm" svg:height="0.962cm" svg:x="14.619cm" svg:y="10.468cm">
          <draw:text-box>
            <text:p>+</text:p>
          </draw:text-box>
        </draw:frame>
        <draw:frame draw:style-name="gr27" draw:text-style-name="P2" draw:layer="layout" svg:width="0.714cm" svg:height="0.962cm" svg:x="14.667cm" svg:y="11.23cm">
          <draw:text-box>
            <text:p>-</text:p>
          </draw:text-box>
        </draw:frame>
        <draw:connector draw:style-name="gr28" draw:text-style-name="P6" draw:layer="layout" svg:x1="12.841cm" svg:y1="10.895cm" svg:x2="6.04cm" svg:y2="10.495cm" draw:start-shape="id20" draw:start-glue-point="3" draw:end-shape="id21" svg:d="M12841 10895h-3400v-400h-3401" svg:viewBox="0 0 6802 401">
          <text:p/>
        </draw:connector>
        <draw:connector draw:style-name="gr28" draw:text-style-name="P6" draw:layer="layout" svg:x1="12.841cm" svg:y1="14.024cm" svg:x2="6.07cm" svg:y2="13.697cm" draw:start-shape="id22" draw:start-glue-point="3" draw:end-shape="id23" draw:end-glue-point="1" svg:d="M12841 14024h-3385v-327h-3386" svg:viewBox="0 0 6772 328">
          <text:p/>
        </draw:connector>
        <draw:connector draw:style-name="gr28" draw:text-style-name="P6" draw:layer="layout" svg:x1="12.841cm" svg:y1="13.543cm" svg:x2="6.096cm" svg:y2="12.922cm" draw:start-shape="id24" draw:start-glue-point="3" draw:end-shape="id25" draw:end-glue-point="1" svg:d="M12841 13543h-3372v-621h-3373" svg:viewBox="0 0 6746 622">
          <text:p/>
        </draw:connector>
        <draw:connector draw:style-name="gr28" draw:text-style-name="P6" draw:layer="layout" svg:x1="12.841cm" svg:y1="11.457cm" svg:x2="6.04cm" svg:y2="11.149cm" draw:start-shape="id26" draw:start-glue-point="3" draw:end-shape="id27" draw:end-glue-point="1" svg:d="M12841 11457h-3400v-308h-3401" svg:viewBox="0 0 6802 309">
          <text:p/>
        </draw:connector>
        <draw:connector draw:style-name="gr28" draw:text-style-name="P6" draw:layer="layout" svg:x1="23.114cm" svg:y1="8.128cm" svg:x2="23.233cm" svg:y2="4.508cm" draw:start-shape="id28" draw:start-glue-point="4" draw:end-shape="id29" draw:end-glue-point="2" svg:d="M23114 8128v-1810h119v-1810" svg:viewBox="0 0 120 3621">
          <text:p/>
        </draw:connector>
        <draw:frame draw:style-name="gr31" draw:text-style-name="P9" draw:layer="layout" svg:width="3.283cm" svg:height="1.199cm" svg:x="23.876cm" svg:y="7.874cm">
          <draw:text-box>
            <text:p><text:span text:style-name="T3">Heat in puffer?</text:span></text:p>
          </draw:text-box>
        </draw:frame>
        <draw:connector draw:style-name="gr28" draw:text-style-name="P6" draw:layer="layout" svg:x1="17.78cm" svg:y1="9.652cm" svg:x2="23.114cm" svg:y2="9.144cm" draw:end-shape="id28" draw:end-glue-point="6" svg:d="M17780 9652v-3h5334v-505" svg:viewBox="0 0 5335 509">
          <text:p/>
        </draw:connector>
        <draw:connector draw:style-name="gr28" draw:text-style-name="P6" draw:layer="layout" svg:x1="17.272cm" svg:y1="9.652cm" svg:x2="23.114cm" svg:y2="9.144cm" draw:start-shape="id30" draw:start-glue-point="7" draw:end-shape="id28" draw:end-glue-point="6" svg:d="M17272 9652h5842v-508" svg:viewBox="0 0 5843 509">
          <text:p/>
        </draw:connector>
        <draw:frame draw:style-name="gr32" draw:text-style-name="P9" draw:layer="layout" svg:width="2.136cm" svg:height="1.199cm" svg:x="16.914cm" svg:y="6.096cm">
          <draw:text-box>
            <text:p><text:span text:style-name="T3">Need </text:span></text:p>
            <text:p><text:span text:style-name="T3">heating?</text:span></text:p>
          </draw:text-box>
        </draw:frame>
        <draw:custom-shape draw:style-name="gr33" draw:text-style-name="P6" xml:id="id28" draw:id="id28" draw:layer="layout" svg:width="1.016cm" svg:height="1.016cm" svg:x="22.606cm" svg:y="8.1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8" draw:text-style-name="P6" draw:layer="layout" svg:x1="23.114cm" svg:y1="9.144cm" svg:x2="15.494cm" svg:y2="10.949cm" draw:start-shape="id28" draw:start-glue-point="6" draw:end-shape="id31" draw:end-glue-point="1" svg:d="M23114 9144v1805h-7620" svg:viewBox="0 0 7621 1806">
          <text:p/>
        </draw:connector>
        <draw:frame draw:style-name="gr34" draw:text-style-name="P9" draw:layer="layout" svg:width="1.196cm" svg:height="0.725cm" svg:x="22.86cm" svg:y="9.181cm">
          <draw:text-box>
            <text:p><text:span text:style-name="T3">Yes</text:span></text:p>
          </draw:text-box>
        </draw:frame>
        <draw:frame draw:style-name="gr34" draw:text-style-name="P9" draw:layer="layout" svg:width="1.044cm" svg:height="0.725cm" svg:x="21.664cm" svg:y="7.874cm">
          <draw:text-box>
            <text:p><text:span text:style-name="T3">No</text:span></text:p>
          </draw:text-box>
        </draw:frame>
        <draw:connector draw:style-name="gr28" draw:text-style-name="P6" draw:layer="layout" svg:x1="22.606cm" svg:y1="8.636cm" svg:x2="15.94cm" svg:y2="1.043cm" draw:start-shape="id28" draw:start-glue-point="5" draw:end-shape="id32" draw:end-glue-point="1" svg:d="M22606 8636h-3333v-7593h-3333" svg:viewBox="0 0 6667 7594">
          <text:p/>
        </draw:connector>
        <draw:frame draw:style-name="gr35" draw:text-style-name="P9" draw:layer="layout" svg:width="1.869cm" svg:height="1.199cm" svg:x="14.641cm" svg:y="8.382cm">
          <draw:text-box>
            <text:p><text:span text:style-name="T3">Switch </text:span></text:p>
            <text:p><text:span text:style-name="T3">done?</text:span></text:p>
          </draw:text-box>
        </draw:frame>
        <draw:connector draw:style-name="gr36" draw:text-style-name="P6" draw:layer="layout" svg:x1="16.764cm" svg:y1="10.16cm" svg:x2="25.639cm" svg:y2="2.961cm" draw:start-shape="id30" draw:start-glue-point="6" draw:end-shape="id29" draw:end-glue-point="1" svg:d="M16764 10160v502h9375v-7701h-500" svg:viewBox="0 0 9376 7702">
          <text:p/>
        </draw:connector>
        <draw:connector draw:style-name="gr28" draw:text-style-name="P6" draw:layer="layout" svg:x1="15.212cm" svg:y1="5.723cm" svg:x2="16.764cm" svg:y2="9.144cm" draw:start-shape="id33" draw:start-glue-point="1" draw:end-shape="id30" draw:end-glue-point="4" svg:d="M15212 5723h1552v3421" svg:viewBox="0 0 1553 3422">
          <text:p/>
        </draw:connector>
        <draw:connector draw:style-name="gr28" draw:text-style-name="P6" draw:layer="layout" svg:x1="15.64cm" svg:y1="3.375cm" svg:x2="16.764cm" svg:y2="9.144cm" draw:start-shape="id34" draw:start-glue-point="1" draw:end-shape="id30" draw:end-glue-point="4" svg:d="M15640 3375h1124v5769" svg:viewBox="0 0 1125 5770">
          <text:p/>
        </draw:connector>
        <draw:custom-shape draw:style-name="gr33" draw:text-style-name="P6" xml:id="id30" draw:id="id30" draw:layer="layout" svg:width="1.016cm" svg:height="1.016cm" svg:x="16.256cm" svg:y="9.1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7" draw:text-style-name="P6" draw:layer="layout" svg:x1="17.526cm" svg:y1="9.398cm" svg:x2="22.606cm" svg:y2="8.89cm">
          <text:p/>
        </draw:line>
        <draw:custom-shape draw:style-name="gr23" draw:text-style-name="P8" draw:layer="layout" svg:width="2.54cm" svg:height="1.778cm" svg:x="12.841cm" svg:y="13.062cm">
          <text:p/>
          <draw:enhanced-geometry svg:viewBox="0 0 21600 21600" draw:type="rectangle" draw:enhanced-path="M 0 0 L 21600 0 21600 21600 0 21600 0 0 Z N"/>
        </draw:custom-shape>
        <draw:frame draw:style-name="gr24" draw:text-style-name="P2" xml:id="id24" draw:id="id24" draw:layer="layout" svg:width="0.853cm" svg:height="0.962cm" svg:x="12.841cm" svg:y="13.062cm">
          <draw:text-box>
            <text:p><text:span text:style-name="T2">L</text:span></text:p>
          </draw:text-box>
        </draw:frame>
        <draw:frame draw:style-name="gr25" draw:text-style-name="P2" xml:id="id22" draw:id="id22" draw:layer="layout" svg:width="0.959cm" svg:height="0.962cm" svg:x="12.841cm" svg:y="13.543cm">
          <draw:text-box>
            <text:p><text:span text:style-name="T2">N</text:span></text:p>
          </draw:text-box>
        </draw:frame>
        <draw:frame draw:style-name="gr26" draw:text-style-name="P2" xml:id="id35" draw:id="id35" draw:layer="layout" svg:width="0.875cm" svg:height="0.962cm" svg:x="14.619cm" svg:y="13.116cm">
          <draw:text-box>
            <text:p>+</text:p>
          </draw:text-box>
        </draw:frame>
        <draw:frame draw:style-name="gr27" draw:text-style-name="P2" draw:layer="layout" svg:width="0.714cm" svg:height="0.962cm" svg:x="14.667cm" svg:y="13.878cm">
          <draw:text-box>
            <text:p>-</text:p>
          </draw:text-box>
        </draw:frame>
        <draw:connector draw:style-name="gr28" draw:text-style-name="P6" draw:layer="layout" svg:x1="23.114cm" svg:y1="9.144cm" svg:x2="15.494cm" svg:y2="13.597cm" draw:start-shape="id28" draw:start-glue-point="6" draw:end-shape="id35" draw:end-glue-point="1" svg:d="M23114 9144v4453h-7620" svg:viewBox="0 0 7621 4454">
          <text:p/>
        </draw:connector>
        <draw:frame draw:style-name="gr24" draw:text-style-name="P2" xml:id="id36" draw:id="id36" draw:layer="layout" svg:width="0.853cm" svg:height="0.962cm" svg:x="12.863cm" svg:y="14.024cm">
          <draw:text-box>
            <text:p><text:span text:style-name="T2">L</text:span></text:p>
          </draw:text-box>
        </draw:frame>
        <draw:connector draw:style-name="gr28" draw:text-style-name="P6" draw:layer="layout" svg:x1="12.863cm" svg:y1="14.505cm" svg:x2="6.291cm" svg:y2="14.365cm" draw:start-shape="id36" draw:start-glue-point="3" draw:end-shape="id37" draw:end-glue-point="1" svg:d="M12863 14505h-3286v-140h-3286" svg:viewBox="0 0 6573 141">
          <text:p/>
        </draw:connector>
        <draw:connector draw:style-name="gr28" draw:text-style-name="P6" draw:layer="layout" svg:x1="12.621cm" svg:y1="11.986cm" svg:x2="6.293cm" svg:y2="11.938cm" draw:end-shape="id38" draw:end-glue-point="1" svg:d="M12621 11986h-2914v-48h-3414" svg:viewBox="0 0 6329 49">
          <text:p/>
        </draw:connector>
        <draw:frame draw:style-name="gr24" draw:text-style-name="P2" draw:layer="layout" svg:width="0.853cm" svg:height="0.962cm" svg:x="12.863cm" svg:y="11.484cm">
          <draw:text-box>
            <text:p><text:span text:style-name="T2">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6.2$Windows_X86_64 LibreOffice_project/0c292870b25a325b5ed35f6b45599d2ea4458e77</meta:generator>
    <dc:date>2018-09-26T01:36:40.918000000</dc:date>
    <meta:editing-duration>PT2H42M42S</meta:editing-duration>
    <meta:editing-cycles>12</meta:editing-cycles>
    <meta:document-statistic meta:object-count="136"/>
  </office:meta>
</office:document-meta>
</file>